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0d634" officeooo:paragraph-rsid="0000d634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0d634" officeooo:paragraph-rsid="0000d634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016494" officeooo:paragraph-rsid="00016494" style:font-style-asian="normal" style:font-weight-asian="normal" style:font-style-complex="normal" style:font-weight-complex="normal"/>
    </style:style>
    <style:style style:name="T1" style:family="text">
      <style:text-properties officeooo:rsid="00016494"/>
    </style:style>
    <style:style style:name="T2" style:family="text">
      <style:text-properties officeooo:rsid="00020a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</text:p>
      <text:p text:style-name="P1"/>
      <text:p text:style-name="P2"><text:tab/>“<text:span text:style-name="T1">Escreva uma vez rode em qualquer lugar”</text:span></text:p>
      <text:p text:style-name="P2"/>
      <text:p text:style-name="P3">JVM – (Java Vitual Machine) usada para que seja elabora uma única versão de código e essa verão seja aceita por diversos Os(Sistemas operacionais) <text:span text:style-name="T2">assim temos que instalar o jvm no sistema operacional especifico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2:01:04.117000000</meta:creation-date>
    <dc:date>2022-10-15T14:02:01.057000000</dc:date>
    <meta:editing-duration>PT1H1M12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41" meta:character-count="257" meta:non-whitespace-character-count="217"/>
  </office:meta>
</office:document-meta>
</file>